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office:automatic-styles>
  <office:body>
    <office:text>
      <text:p text:style-name="Title">Emacs em 30 Segundos</text:p>
      <text:p text:style-name="Author">Guaracy Monteiro</text:p>
      <text:p text:style-name="Horizontal_20_Line"/>
      <text:p text:style-name="First_20_paragraph"><text:span text:style-name="T2">TL;DR</text:span></text:p>
      <text:p text:style-name="Text_20_body">Arquivo de configuração para ser utilizado em uma instalação nova do Emacs ou substituir uma antiga (excluir <text:span text:style-name="T3">.emacs</text:span> e <text:span text:style-name="T4">.emacs.d</text:span>). Automaticamente instala alguns pacotes definidos e configura o ambiente e os pacotes. Tudo bem explicadinho para ser alterado//melhorado facilmente.</text:p>
      <text:list text:style-name="L1">
        <text:list-item>
          <text:p text:style-name="P1">Grave o arquivo <text:a xlink:type="simple" xlink:href="https://raw.githubusercontent.com/guaracy/emacs/master/config/.emacs" office:name=""><text:span text:style-name="Definition">.emacs</text:span></text:a>, no seu diretório <text:span text:style-name="T5">home</text:span>. Se desejar, grave também o arquivo <text:a xlink:type="simple" xlink:href="https://raw.githubusercontent.com/guaracy/emacs/master/config/.myemacs" office:name=""><text:span text:style-name="Definition">.myemacs</text:span></text:a> no seu diretório <text:span text:style-name="T6">home</text:span>. Abra o Emacs e espere a configuração terminar.</text:p>
        </text:list-item>
        <text:list-item>
          <text:p text:style-name="P1">Baixe e leia a documentação <text:span text:style-name="T7">TBD</text:span> .</text:p>
        </text:list-item>
      </text:list>
      <text:p text:style-name="Horizontal_20_Line"/>
      <text:h text:style-name="Heading_20_1" text:outline-level="1">Emacs em 30 segundos</text:h>
      <text:p text:style-name="First_20_paragraph">A ideia base deste projeto é a possível dificuldade de instalação e configuração do Emacs por parte dos usuários. A instalação é simples mas, conforme o programa sai de <text:span text:style-name="T8">fábrica</text:span>, muitas pessoas encontram uma pequena dificuldade inicial e, como pensam: “- <text:span text:style-name="T9">Ah,</text:span><text:span text:style-name="T10"> </text:span><text:span text:style-name="T11">é</text:span><text:span text:style-name="T12"> </text:span><text:span text:style-name="T13">só</text:span><text:span text:style-name="T14"> </text:span><text:span text:style-name="T15">mais</text:span><text:span text:style-name="T16"> </text:span><text:span text:style-name="T17">um</text:span><text:span text:style-name="T18"> </text:span><text:span text:style-name="T19">editor</text:span><text:span text:style-name="T20"> </text:span><text:span text:style-name="T21">de</text:span><text:span text:style-name="T22"> </text:span><text:span text:style-name="T23">textos.</text:span><text:span text:style-name="T24"> </text:span><text:span text:style-name="T25">Vou</text:span><text:span text:style-name="T26"> </text:span><text:span text:style-name="T27">continuar</text:span><text:span text:style-name="T28"> </text:span><text:span text:style-name="T29">com</text:span><text:span text:style-name="T30"> </text:span><text:span text:style-name="T31">o</text:span><text:span text:style-name="T32"> </text:span><text:span text:style-name="T33">que</text:span><text:span text:style-name="T34"> </text:span><text:span text:style-name="T35">eu</text:span><text:span text:style-name="T36"> </text:span><text:span text:style-name="T37">já</text:span><text:span text:style-name="T38"> </text:span><text:span text:style-name="T39">conheço</text:span>.”, e perdem uma ferramenta das mais poderosas que poderiam usar. Apesar de ser possível efetuar algumas alterações pelo menu, muitas necessitam que o usuário edite um arquivo de configuração (<text:span text:style-name="T40">.emacs</text:span>). A instalação de novos pacotes, por exemplo, já foi uma tarefa bem mais complicada.</text:p>
      <text:h text:style-name="Heading_20_2" text:outline-level="2">Alternativas</text:h>
      <text:p text:style-name="First_20_paragraph">Existem algumas opções que possuem um Emacs configurado para o usuário final. É possível citar:</text:p>
      <text:list text:style-name="L2">
        <text:list-item>
          <text:p text:style-name="P2"><text:a xlink:type="simple" xlink:href="https://github.com/syl20bnr/spacemacs" office:name=""><text:span text:style-name="Definition">Spacemacs</text:span></text:a> : É uma ótima alternativa e bastante indicada para usuários do Vim. Existem pessoas que tentaram usar o Emacs mas voltaram para o Vim. Depois de instalar o Spacemacs, estão usando é achando ótimo. Basicamente é uma cópia do diretório <text:span text:style-name="T41">.emacs.d</text:span> com toda a configuração automática. O usuário precisará ler a documentação se desejar fazer alguma alteração na configuração.</text:p>
        </text:list-item>
        <text:list-item>
          <text:p text:style-name="P2"><text:a xlink:type="simple" xlink:href="https://github.com/myTerminal/super-emacs" office:name=""><text:span text:style-name="Definition">super-emacs</text:span></text:a> : Também é uma cópia do diretório <text:span text:style-name="T42">.emacs.d</text:span> porém com uma configuração mais simples que o Spacemacs.</text:p>
        </text:list-item>
        <text:list-item>
          <text:p text:style-name="P2"><text:a xlink:type="simple" xlink:href="https://github.com/ergoemacs/ergoemacs-mode" office:name=""><text:span text:style-name="Definition">Ergoemacs</text:span></text:a> : Deve ser uma ótima configuração para o Windows. No Linux é difícil de testar pois muitos atalhos conflitam com o desktop (KDE, Gnome, etc).</text:p>
        </text:list-item>
        <text:list-item>
          <text:p text:style-name="P2"><text:a xlink:type="simple" xlink:href="https://github.com/guaracy/emacs/tree/master/config" office:name=""><text:span text:style-name="Definition">Emacs30</text:span></text:a> : Este que você está lendo. Baseia-se apenas em uma arquivo de configuração (<text:span text:style-name="T43">.emacs</text:span>) que deve ser gravado no diretório home do usuário. Ele irá baixar e configurar os diversos pacotes. Ao término, ele verifica se existe o arquivo (<text:span text:style-name="T44">.myemacs</text:span>). Se existir, continua a configuração por este arquivo.</text:p>
        </text:list-item>
      </text:list>
      <text:p text:style-name="First_20_paragraph">Vejo como principal desvantagem dos itens 1 e 2 a não habilitação do CUA-mode. Esconder o menu principal também pode ser estranho para alguns usuários iniciantes. O item e eu não testei. A habilitação do CUA-mode, entre outras coisas, permite combinações que a maioria dos usuários está acostumada como: <text:span text:style-name="T45">Ctrl+c</text:span> <text:span text:style-name="T46">Ctrl+c</text:span> para copiar, <text:span text:style-name="T47">Ctrl+c</text:span> <text:span text:style-name="T48">Ctrl+v</text:span> para colar e <text:span text:style-name="T49">Ctrl+z</text:span> para desfazer.</text:p>
      <text:p text:style-name="Text_20_body">Inicialmente o Emacs possui uma tela assim:</text:p>
      <text:p text:style-name="P3">[ [[[file:/images/emacs1.jpg]]] ]</text:p>
      <text:p text:style-name="First_20_paragraph">ou seja, uma barra de ferramentas de gosto duvidoso (depois de um breve período de uso você vai achar melhor os atalhos do que tirar a mão do teclado, pegar o mouse e clicar em um botão) e uma tela inicial com muita informção. Mas tudo isto irá mudar.</text:p>
      <text:h text:style-name="Heading_20_2" text:outline-level="2">Características do projeto</text:h>
      <text:list text:style-name="L3">
        <text:list-item>
          <text:p text:style-name="P4">Habilitação do CUA-mode para que o usuário não precise aprender que <text:span text:style-name="T50">Alt+w</text:span> é usada para copiar um texto, por exemplo.</text:p>
        </text:list-item>
        <text:list-item>
          <text:p text:style-name="P4">Alterar a aparência do Emacs, utilizando um tema com fundo escuro. O usuário poderá optar por um fundo claro a qualquer momento</text:p>
        </text:list-item>
        <text:list-item>
          <text:p text:style-name="P4">Deixar a barra de status com uma aparência mais agradável.</text:p>
        </text:list-item>
        <text:list-item>
          <text:p text:style-name="P4">Alterar diversas opções para deixar o Emacs mais amigável(?).</text:p>
        </text:list-item>
        <text:list-item>
          <text:p text:style-name="P4">Instalar alguns pacotes para facilitar o trabalho do usuário em diversas áreas, podendo inclusive gerar arquivos .docx (Microsoft Word), .odt (LibreOffice), .pdf, .epub (eBook) entre diversos outros de forma simples (pode necessitar da instalação de programas externos como por exemplo, para gerar .pdf é necessário instalar o <text:span text:style-name="T51">MiKTeX</text:span> no Windows ou o <text:span text:style-name="T52">texlive</text:span> no Linux).</text:p>
        </text:list-item>
      </text:list>
      <text:h text:style-name="Heading_20_2" text:outline-level="2">org-mode</text:h>
      <text:p text:style-name="First_20_paragraph">Inicialmente estava previsto a instalação do pacote <text:span text:style-name="T53">markdown</text:span> para facilitar a criação e transformação de textos em uma linguagem de marcação simples para outros documentos mais complexos. Como o Emacs já vem com o org-mode e muitos usuários utilizam o Emacs basicamente pelo pacote, nada melhor do que utilizá-lo.</text:p>
      <text:list text:style-name="L4">
        <text:list-item>
          <text:p text:style-name="P5">Utiliza uma linguagem de marcação relativamente simples.</text:p>
        </text:list-item>
        <text:list-item>
          <text:p text:style-name="P5">É possível utilizar como arquivo de entrada e exportar para diversos formatos.</text:p>
        </text:list-item>
        <text:list-item>
          <text:p text:style-name="P5">De brinde, o usuário ganha um poderoso organizador pessoal que permite até a sincronização dos dados com seu smartphone ou tablet.</text:p>
        </text:list-item>
        <text:list-item>
          <text:p text:style-name="P5">Por último mas não menos importante, o GitHub aceita diretamente um arquivo README.org como o README.md.</text:p>
        </text:list-item>
      </text:list>
      <text:h text:style-name="Heading_20_1" text:outline-level="1">Arquivo .emacs</text:h>
      <text:h text:style-name="Heading_20_2" text:outline-level="2">Configurações iniciais</text:h>
      <text:h text:style-name="Heading_20_2" text:outline-level="2">Pacotes</text:h>
      <text:p text:style-name="First_20_paragraph">É onde tudo acontece. Achei que seria melhor explicar com mais detalhes tudo o que acontece durante a execução do arquivo para que o usuário possa efetuar alterações básicas para deixar o Emacs mais ao seu gosto. As linhas que iniciam com ponto e vírgula indicam que são comentários e não serão interpretadas. Para um entendimento melhor, seria interessante que o usuário aprendesse um pouco sobre a linguagem <text:span text:style-name="T54">emacs-lisp</text:span> (uma variação de lisp) de onde vem toda a flexibilidade do Emacs.</text:p>
      <text:h text:style-name="Heading_20_2" text:outline-level="2">Alterações das opções iniciais</text:h>
      <text:p text:style-name="First_20_paragraph">Deixei estas alterações no início pois, se for feita alguma alteração utilizando o menu <text:span text:style-name="T55">Options</text:span> e o usuário selecionar <text:span text:style-name="T56">Options/Save</text:span><text:span text:style-name="T57"> </text:span><text:span text:style-name="T58">Options</text:span>, esta parte do arquivo <text:span text:style-name="T59">.emacs</text:span> será alterada. Ficando no início é mais fácil de visualizar e não causa tanta confunsão.</text:p>
      <text:p text:style-name="P6">(custom-set-variables</text:p>
      <text:p text:style-name="P7"><text:s text:c="1"/>'(cua-mode t nil (cua-base)) (ref:cua)</text:p>
      <text:p text:style-name="P8"><text:s text:c="1"/>'(custom-enabled-themes (quote (misterioso))) (ref:theme)</text:p>
      <text:p text:style-name="P9"><text:s text:c="1"/>'(indicate-empty-lines t) (ref:empty)</text:p>
      <text:p text:style-name="P10"><text:s text:c="1"/>'(show-paren-mode t) (ref:paren)</text:p>
      <text:p text:style-name="P11"><text:s text:c="1"/>'(tool-bar-mode nil)) (ref:tool)</text:p>
      <text:p text:style-name="First_20_paragraph">Ativamos o CUA-mode <text:span text:style-name="T60">(cua)</text:span>, inicializamos um tema (cores utilizadas para fundo, fontes e salientar diversas sintaxes no texto) diferente do original <text:span text:style-name="T61">(theme)</text:span>, indicamos que linha vazias devem conter um símbolo no início para diferencia de linhas que possuam espaço <text:span text:style-name="T62">(empty)</text:span>, dizemos que queremos uma visualização para abertura e fechamento de chaves, parentesis e colchetes (muito útil para programação)<text:span text:style-name="T63">(paren)</text:span> e, finalmente, que não desejamos ver a barra de ferramentas (as teclas de atalho são mais eficientes e nada que dois níveis do menu não resolvam) <text:span text:style-name="T64">(tool)</text:span>.</text:p>
      <text:h text:style-name="Heading_20_2" text:outline-level="2">Inclusão e atualização de fonte de pacotes</text:h>
      <text:p text:style-name="P12">(require 'package)</text:p>
      <text:p text:style-name="P13">(add-to-list 'package-archives</text:p>
      <text:p text:style-name="P14"><text:s text:c="13"/>'("melpa" . "http://melpa.milkbox.net/packages/")</text:p>
      <text:p text:style-name="P15"><text:s text:c="13"/>t)</text:p>
      <text:p text:style-name="P16">(package-initialize)</text:p>
      <text:p text:style-name="First_20_paragraph">Adiciona o repositório MELPA que contém um maior número de pacotes e com uma atualização constante.</text:p>
      <text:p text:style-name="P17">(when (not package-archive-contents)</text:p>
      <text:p text:style-name="P18"><text:s text:c="2"/>(package-refresh-contents))</text:p>
      <text:p text:style-name="First_20_paragraph">Atualiza o conteúdo das fontes de pacotes se não existe. Para você atualizar os pacotes, utilize o menu <text:span text:style-name="T65">Options/Manage</text:span><text:span text:style-name="T66"> </text:span><text:span text:style-name="T67">Emacs</text:span><text:span text:style-name="T68"> </text:span><text:span text:style-name="T69">Packages</text:span>. Na janela de gerenciamento de pacotes, pressione <text:span text:style-name="T70">U</text:span> para atualizar os pacotes (irá excluir o anterior e instalar a versão nova), <text:span text:style-name="T71">I</text:span> para instalar algum pacotes desejado (veja <text:span text:style-name="T72">.myemacs</text:span>), <text:span text:style-name="T73">D</text:span> para excluir algum pacote (atenção para o que você excluir) e, quando tudo estiver pronto, pressione <text:span text:style-name="T74">X</text:span> para executar as ações de inclusão e exclusão.</text:p>
      <text:h text:style-name="Heading_20_2" text:outline-level="2">Seleção e instalação dos pacotes pelo Emacs30</text:h>
      <text:p text:style-name="P19">(defvar gbm-required-packages</text:p>
      <text:p text:style-name="P20"><text:s text:c="2"/>'(which-key</text:p>
      <text:p text:style-name="P21"><text:s text:c="4"/>hl-line+</text:p>
      <text:p text:style-name="P22"><text:s text:c="4"/>powerline</text:p>
      <text:p text:style-name="P23"><text:s text:c="4"/>hlinum</text:p>
      <text:p text:style-name="P24"><text:s text:c="4"/>hiwin</text:p>
      <text:p text:style-name="P25"><text:s text:c="4"/>ido-grid-mode</text:p>
      <text:p text:style-name="P26"><text:s text:c="4"/>ido-select-window</text:p>
      <text:p text:style-name="P27"><text:s text:c="4"/>imenu-anywhere</text:p>
      <text:p text:style-name="P28"><text:s text:c="4"/>smex</text:p>
      <text:p text:style-name="P29"><text:s text:c="4"/>pandoc-mode</text:p>
      <text:p text:style-name="P30"><text:s text:c="4"/>org-cua-dwim</text:p>
      <text:p text:style-name="P31"><text:s text:c="4"/>org-pandoc</text:p>
      <text:p text:style-name="P32"><text:s text:c="4"/>auto-complete</text:p>
      <text:p text:style-name="P33"><text:s text:c="4"/>smartparens</text:p>
      <text:p text:style-name="P34"><text:s text:c="4"/>goto-chg</text:p>
      <text:p text:style-name="P35"><text:s text:c="4"/>indent-guide</text:p>
      <text:p text:style-name="P36"><text:s text:c="4"/>theme-looper))</text:p>
      <text:p text:style-name="First_20_paragraph">Não inclua nenhum pacote neste ponto. Utilize o arquivo <text:span text:style-name="T75">.myemacs</text:span> se deseja incluir outros pacotes.</text:p>
      <text:p text:style-name="P37">;;-----------------------------------------</text:p>
      <text:p text:style-name="P38">;; ## Instalação/atualização dos pacotes</text:p>
      <text:p text:style-name="P39">;;</text:p>
      <text:p text:style-name="P40">(mapc (lambda (p)</text:p>
      <text:p text:style-name="P41"><text:s text:c="8"/>(package-install p))</text:p>
      <text:p text:style-name="P42"><text:s text:c="6"/>gbm-required-packages)</text:p>
      <text:h text:style-name="Heading_20_2" text:outline-level="2">Configurações da aparência e dos pacotes</text:h>
      <text:h text:style-name="Heading_20_3" text:outline-level="3">Tamanho da janela</text:h>
      <text:p text:style-name="P43">;;-----------------------------------------</text:p>
      <text:p text:style-name="P44">;; # Configuração da aparência e pacotes</text:p>
      <text:p text:style-name="P45">;;------------------------------------------</text:p>
      <text:p text:style-name="P46">;; ##Tamanho inicial da janela</text:p>
      <text:p text:style-name="P47">;;</text:p>
      <text:p text:style-name="P48">(setq initial-frame-alist</text:p>
      <text:p text:style-name="P49"><text:s text:c="6"/>'(</text:p>
      <text:p text:style-name="P50"><text:s text:c="8"/>(width . 130) ; characters</text:p>
      <text:p text:style-name="P51"><text:s text:c="8"/>(height . 40) ; lines</text:p>
      <text:p text:style-name="P52"><text:s text:c="8"/>))</text:p>
      <text:p text:style-name="P53">;;-----------------------------------------</text:p>
      <text:p text:style-name="P54">;; ## Which-key</text:p>
      <text:p text:style-name="P55">;;</text:p>
      <text:p text:style-name="P56">(which-key-mode)</text:p>
      <text:p text:style-name="P57">(which-key-setup-minibuffer)</text:p>
      <text:p text:style-name="P58">(setq max-mini-window-height 10)</text:p>
      <text:p text:style-name="P59">(setq which-key-idle-delay 0.5)</text:p>
      <text:p text:style-name="P60">(set-face-attribute 'which-key-local-map-description-face nil :weight 'bold)</text:p>
      <text:p text:style-name="P61">;;------------------------------------------</text:p>
      <text:p text:style-name="P62">;; ## Numeração de linhas</text:p>
      <text:p text:style-name="P63">;;</text:p>
      <text:p text:style-name="P64">(global-linum-mode t)</text:p>
      <text:p text:style-name="P65">;;------------------------------------------</text:p>
      <text:p text:style-name="P66">;; ## Realçar linha do cursor</text:p>
      <text:p text:style-name="P67">;;</text:p>
      <text:p text:style-name="P68">(hl-line-mode t)</text:p>
      <text:p text:style-name="P69">(toggle-hl-line-when-idle)</text:p>
      <text:p text:style-name="P70">(set-face-attribute hl-line-face nil :background "Grey25")</text:p>
      <text:p text:style-name="P71">(set-cursor-color "yellow")</text:p>
      <text:p text:style-name="P72">;;-----------------------------------------</text:p>
      <text:p text:style-name="P73">;; ## Realça numeração da linha do cursor</text:p>
      <text:p text:style-name="P74">;;</text:p>
      <text:p text:style-name="P75">(require 'hlinum)</text:p>
      <text:p text:style-name="P76">(hlinum-activate)</text:p>
      <text:p text:style-name="P77">;;-----------------------------------------</text:p>
      <text:p text:style-name="P78">;; ## Realçar parêntesis</text:p>
      <text:p text:style-name="P79">;;</text:p>
      <text:p text:style-name="P80">(show-paren-mode)</text:p>
      <text:p text:style-name="P81">;;-----------------------------------------</text:p>
      <text:p text:style-name="P82">;; ## Esconde barra de rolamento ##</text:p>
      <text:p text:style-name="P83">;;</text:p>
      <text:p text:style-name="P84">(scroll-bar-mode -1)</text:p>
      <text:p text:style-name="P85">;;-----------------------------------------</text:p>
      <text:p text:style-name="P86">;; ## Ativa smartparens</text:p>
      <text:p text:style-name="P87">;;(show-smartparens-global-mode t)</text:p>
      <text:p text:style-name="P88">;;(add-hook 'prog-mode-hook 'turn-on-smartparens-strict-mode)</text:p>
      <text:p text:style-name="P89">;(add-hook 'markdown-mode-hook 'turn-on-smartparens-strict-mode)</text:p>
      <text:p text:style-name="P90">;;-----------------------------------------</text:p>
      <text:p text:style-name="P91">;; ## Salva estado atual ao sair</text:p>
      <text:p text:style-name="P92">;;</text:p>
      <text:p text:style-name="P93">(require 'saveplace)</text:p>
      <text:p text:style-name="P94">(setq-default save-place t)</text:p>
      <text:p text:style-name="P95">(setq save-place-file (expand-file-name ".places" user-emacs-directory))</text:p>
      <text:p text:style-name="P96">;;-----------------------------------------</text:p>
      <text:p text:style-name="P97">;; ## Desabilita buffer de mensagem inicial</text:p>
      <text:p text:style-name="P98">;;</text:p>
      <text:p text:style-name="P99">(setq initial-buffer-choice</text:p>
      <text:p text:style-name="P100"><text:s text:c="4"/>t)</text:p>
      <text:p text:style-name="P101">;;-----------------------------------------</text:p>
      <text:p text:style-name="P102">;; ## Troca mensagem do buffer de rascunho</text:p>
      <text:p text:style-name="P103">;;</text:p>
      <text:p text:style-name="P104">(setq initial-scratch-message</text:p>
      <text:p text:style-name="P105"><text:s text:c="4"/>";; Nada neste buffer será salvo. Use:\n;; Ctrl+x Ctrl+r / Ctrl+x Ctrl+f para ler um arquivo.\n")</text:p>
      <text:p text:style-name="P106">;;-----------------------------------------</text:p>
      <text:p text:style-name="P107">;; ## Realça frame ativo</text:p>
      <text:p text:style-name="P108">;;</text:p>
      <text:p text:style-name="P109">(require 'hiwin)</text:p>
      <text:p text:style-name="P110">(hiwin-activate)</text:p>
      <text:p text:style-name="P111">(set-face-background 'hiwin-face "black")</text:p>
      <text:p text:style-name="P112">;;-----------------------------------------</text:p>
      <text:p text:style-name="P113">;; ## Configura powerline</text:p>
      <text:p text:style-name="P114">;;</text:p>
      <text:p text:style-name="P115">(powerline-center-theme)</text:p>
      <text:p text:style-name="P116">(setq powerline-default-separator</text:p>
      <text:p text:style-name="P117"><text:s text:c="6"/>'wave)</text:p>
      <text:p text:style-name="P118">;;-----------------------------------------</text:p>
      <text:p text:style-name="P119">;; ## ido no modo grade</text:p>
      <text:p text:style-name="P120">;;</text:p>
      <text:p text:style-name="P121">(setq ido-enable-flex-matching t)</text:p>
      <text:p text:style-name="P122">(setq ido-everywhere t)</text:p>
      <text:p text:style-name="P123">(ido-mode t)</text:p>
      <text:p text:style-name="P124">(ido-grid-mode t)</text:p>
      <text:p text:style-name="P125">(global-set-key (kbd "C-x o") 'ido-select-window)</text:p>
      <text:p text:style-name="P126">(global-set-key (kbd "&lt;f4&gt;") 'ido-select-window)</text:p>
      <text:p text:style-name="P127">;;-----------------------------------------</text:p>
      <text:p text:style-name="P128">;; ## Configura atalho *Ctrl+.* para imenu-anywhere</text:p>
      <text:p text:style-name="P129">;;</text:p>
      <text:p text:style-name="P130">(global-set-key (kbd "C-.") 'imenu-anywhere)</text:p>
      <text:p text:style-name="P131">;;-----------------------------------------</text:p>
      <text:p text:style-name="P132">;; ## Configura atalhos *Alt+x* e *Alt+X* para smex</text:p>
      <text:p text:style-name="P133">;;</text:p>
      <text:p text:style-name="P134">(global-set-key (kbd "M-x") 'smex)</text:p>
      <text:p text:style-name="P135">(global-set-key (kbd "M-X") 'smex-major-mode-commands)</text:p>
      <text:p text:style-name="P136">;;-----------------------------------------</text:p>
      <text:p text:style-name="P137">;; ## Configura o autocomplete</text:p>
      <text:p text:style-name="P138">;;</text:p>
      <text:p text:style-name="P139">(ac-config-default)</text:p>
      <text:p text:style-name="P140">(ac-linum-workaround)</text:p>
      <text:p text:style-name="P141">;;-----------------------------------------</text:p>
      <text:p text:style-name="P142">;; ## Configura o markdown</text:p>
      <text:p text:style-name="P143">;;</text:p>
      <text:p text:style-name="P144">;;(autoload 'markdown-mode "markdown-mode"</text:p>
      <text:p text:style-name="P145">;; <text:s text:c="1"/>"Major mode for editing Markdown files" t)</text:p>
      <text:p text:style-name="P146">;;(add-to-list 'auto-mode-alist '("\\.text\\'" . markdown-mode))</text:p>
      <text:p text:style-name="P147">;;(add-to-list 'auto-mode-alist '("\\.markdown\\'" . markdown-mode))</text:p>
      <text:p text:style-name="P148">;;(add-to-list 'auto-mode-alist '("\\.md\\'" . markdown-mode))</text:p>
      <text:p text:style-name="P149">;;-----------------------------------------</text:p>
      <text:p text:style-name="P150">;; ## Configura pandoc</text:p>
      <text:p text:style-name="P151">;;(load "pandoc-mode")</text:p>
      <text:p text:style-name="P152">;;(add-hook 'org-mode-hook 'pandoc-mode)</text:p>
      <text:p text:style-name="P153">;;-----------------------------------------</text:p>
      <text:p text:style-name="P154">;; ## Indent guide</text:p>
      <text:p text:style-name="P155">;;</text:p>
      <text:p text:style-name="P156">(indent-guide-global-mode)</text:p>
      <text:p text:style-name="P157">;;-----------------------------------------</text:p>
      <text:p text:style-name="P158">;; ## Configura theme-looper</text:p>
      <text:p text:style-name="P159">;;</text:p>
      <text:p text:style-name="P160">(theme-looper-set-theme-set '(adwaita</text:p>
      <text:p text:style-name="P161"><text:s text:c="30"/>deeper-blue</text:p>
      <text:p text:style-name="P162"><text:s text:c="30"/>dichromacy</text:p>
      <text:p text:style-name="P163"><text:s text:c="30"/>misterioso</text:p>
      <text:p text:style-name="P164"><text:s text:c="30"/>tango-dark</text:p>
      <text:p text:style-name="P165"><text:s text:c="18"/>tango</text:p>
      <text:p text:style-name="P166"><text:s text:c="18"/>tsdh-dark</text:p>
      <text:p text:style-name="P167"><text:s text:c="30"/>wheatgrass</text:p>
      <text:p text:style-name="P168"><text:s text:c="30"/>wombat))</text:p>
      <text:p text:style-name="P169"/>
      <text:p text:style-name="P170">(theme-looper-set-customizations 'powerline-reset)</text:p>
      <text:p text:style-name="P171">(global-set-key (kbd "C-\"") 'theme-looper-enable-next-theme)</text:p>
      <text:p text:style-name="P172">;;-----------------------------------------</text:p>
      <text:p text:style-name="P173">;; ## Configura goto last change</text:p>
      <text:p text:style-name="P174">;;</text:p>
      <text:p text:style-name="P175">(global-set-key (kbd "C-x .") 'goto-last-change)</text:p>
      <text:p text:style-name="P176">(global-set-key (kbd "C-x ,") 'goto-last-change-reverse)</text:p>
      <text:p text:style-name="P177">;;-----------------------------------------</text:p>
      <text:p text:style-name="P178">;; ## Ctrl+x Ctrl+r abre lista de arquivos recentes</text:p>
      <text:p text:style-name="P179">;;</text:p>
      <text:p text:style-name="P180">(require 'recentf)</text:p>
      <text:p text:style-name="P181">(recentf-mode t)</text:p>
      <text:p text:style-name="P182">(setq recentf-max-menu-items 25)</text:p>
      <text:p text:style-name="P183">(defun recentf-ido-find-file ()</text:p>
      <text:p text:style-name="P184"><text:s text:c="2"/>"Find a recent file using Ido."</text:p>
      <text:p text:style-name="P185"><text:s text:c="2"/>(interactive)</text:p>
      <text:p text:style-name="P186"><text:s text:c="2"/>(let ((file (ido-completing-read "Choose recent file: " recentf-list nil t)))</text:p>
      <text:p text:style-name="P187"><text:s text:c="4"/>(when file</text:p>
      <text:p text:style-name="P188"><text:s text:c="6"/>(find-file file))))</text:p>
      <text:p text:style-name="P189">(global-set-key (kbd "C-x C-r") 'recentf-ido-find-file)</text:p>
      <text:p text:style-name="P190">;;-----------------------------------------</text:p>
      <text:p text:style-name="P191">;; Se o arquivo .myemacs existe, carregar</text:p>
      <text:p text:style-name="P192">;; configurações do usuário</text:p>
      <text:p text:style-name="P193">;;</text:p>
      <text:p text:style-name="P194">(setq myconfig "~/.myemacs")</text:p>
      <text:p text:style-name="P195">(if (file-exists-p myconfig)</text:p>
      <text:p text:style-name="P196"><text:s text:c="4"/>(load-file myconfig))</text:p>
      <text:p text:style-name="P197">;;-----------------------------------------</text:p>
      <text:p text:style-name="P198">;; Define F3 para pesquisar e Shift+F3 para pesquisar próxima</text:p>
      <text:p text:style-name="P199">(global-set-key (kbd "S-&lt;f3&gt;") 'isearch-backward)</text:p>
      <text:p text:style-name="P200">;;-----------------------------------------</text:p>
      <text:p text:style-name="P201">;; Define F3 para iniciar busca</text:p>
      <text:p text:style-name="P202">;; F3 novamente para próxima ocorrência</text:p>
      <text:p text:style-name="P203">;; Shift+F3 para ocorrência anterior</text:p>
      <text:p text:style-name="P204">(global-set-key (kbd "&lt;f3&gt;") 'isearch-forward)</text:p>
      <text:p text:style-name="P205">(define-key isearch-mode-map (kbd "&lt;f3&gt;") 'isearch-repeat-forward)</text:p>
      <text:p text:style-name="P206">(define-key isearch-mode-map (kbd "S-&lt;f3&gt;") 'isearch-repeat-backward)</text:p>
      <text:p text:style-name="P207">;;------------------------------------------</text:p>
      <text:p text:style-name="P208">;; ## Movimentação entre frames</text:p>
      <text:p text:style-name="P209">;;</text:p>
      <text:p text:style-name="P210">(windmove-default-keybindings) ;; 'meta);</text:p>
      <text:p text:style-name="P211">;; Make windmove work in org-mode:</text:p>
      <text:p text:style-name="P212">(add-hook 'org-shiftup-final-hook 'windmove-up)</text:p>
      <text:p text:style-name="P213">(add-hook 'org-shiftleft-final-hook 'windmove-left)</text:p>
      <text:p text:style-name="P214">(add-hook 'org-shiftdown-final-hook 'windmove-down)</text:p>
      <text:p text:style-name="P215">(add-hook 'org-shiftright-final-hook 'windmove-right)</text:p>
      <text:p text:style-name="P216"/>
      <text:p text:style-name="P217">(setq org-CUA-compatible t)</text:p>
      <text:p text:style-name="P218">(setq org-support-shift-select t)</text:p>
      <text:p text:style-name="P219">(setq org-src-fontify-natively t)</text:p>
      <text:p text:style-name="P220">(setq org-startup-truncated nil)</text:p>
      <text:p text:style-name="First_20_paragraph">;;—————————————– ;; FIM DO ARQUIVO .emacs ;;—————————————–</text:p>
      <text:h text:style-name="Heading_20_1" text:outline-level="1">Arquivo .myemac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acs em 30 Segundos</dc:title>
  </office:meta>
</office:document-meta>
</file>